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ent-style-name="Standard">
      <style:paragraph-properties fo:text-align="end"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style style:name="P8" style:family="paragraph" style:parent-style-name="Standard" style:list-style-name="L1">
      <style:paragraph-properties fo:text-align="center" style:justify-single-word="false"/>
    </style:style>
    <style:style style:name="P9" style:family="paragraph" style:parent-style-name="Standard" style:list-style-name="L1">
      <style:text-properties fo:font-weight="bold" style:font-weight-asian="bold" style:font-weight-complex="bold"/>
    </style:style>
    <style:style style:name="P10" style:family="paragraph" style:parent-style-name="Text_20_body" style:list-style-name="L1"/>
    <style:style style:name="T1" style:family="text">
      <style:text-properties style:font-name="Times New Roman1" fo:font-size="13pt" fo:language="en" fo:country="US"/>
    </style:style>
    <style:style style:name="T2" style:family="text">
      <style:text-properties style:font-name="Times New Roman1" fo:font-size="13pt" fo:language="en" fo:country="US" fo:font-weight="bold"/>
    </style:style>
    <style:style style:name="T3" style:family="text">
      <style:text-properties fo:font-weight="bold" style:font-weight-asian="bold" style:font-weight-complex="bold"/>
    </style:style>
    <style:style style:name="T4" style:family="text">
      <style:text-properties fo:font-variant="normal" fo:text-transform="none" style:font-name="Times New Roman1" fo:font-size="13pt" fo:language="en" fo:country="US" fo:font-weight="bold"/>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background-color="transparent" style:background-transparency="100%" fo:padding="0.049cm" fo:border="0.035cm solid #000000" style:shadow="none">
        <style:background-image/>
        <style:columns fo:column-count="1" fo:column-gap="0cm"/>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draw:marker-end="Mũi_20_tên_20_đầu_20_1"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hung1" text:anchor-type="page" text:anchor-page-number="1" svg:x="4.246cm" svg:y="16.196cm" svg:width="13.945cm" draw:z-index="0">
        <draw:text-box fo:min-height="3.868cm">
          <text:p text:style-name="Standard"><draw:rect text:anchor-type="paragraph" draw:z-index="1" draw:style-name="gr1" draw:text-style-name="P1" svg:width="3.546cm" svg:height="0.927cm" svg:x="4.339cm" svg:y="0.182cm"><text:p text:style-name="P1">Quản lý Thư Viên</text:p></draw:rect></text:p>
          <text:p text:style-name="Standard"/>
          <text:p text:style-name="Standard"><draw:line text:anchor-type="paragraph" draw:z-index="5" draw:style-name="gr2" draw:text-style-name="P1" svg:x1="6.165cm" svg:y1="0.134cm" svg:x2="6.165cm" svg:y2="1.774cm"><text:p/></draw:line></text:p>
          <text:p text:style-name="Standard"><draw:line text:anchor-type="paragraph" draw:z-index="6" draw:style-name="gr2" draw:text-style-name="P1" svg:x1="2.434cm" svg:y1="0.229cm" svg:x2="10.742cm" svg:y2="0.229cm"><text:p/></draw:line><draw:line text:anchor-type="paragraph" draw:z-index="7" draw:style-name="gr2" draw:text-style-name="P1" svg:x1="2.434cm" svg:y1="0.229cm" svg:x2="2.434cm" svg:y2="1.34cm"><text:p/></draw:line><draw:line text:anchor-type="paragraph" draw:z-index="8" draw:style-name="gr2" draw:text-style-name="P1" svg:x1="10.742cm" svg:y1="0.229cm" svg:x2="10.742cm" svg:y2="1.261cm"><text:p/></draw:line></text:p>
          <text:p text:style-name="Standard"/>
          <text:p text:style-name="Standard"><draw:rect text:anchor-type="paragraph" draw:z-index="4" draw:style-name="gr3" draw:text-style-name="P1" svg:width="2.911cm" svg:height="0.77cm" svg:x="8.925cm" svg:y="0.288cm"><text:p text:style-name="P1">Bộ phận cấp thẻ</text:p></draw:rect><draw:rect text:anchor-type="paragraph" draw:z-index="3" draw:style-name="gr1" draw:text-style-name="P1" svg:width="2.911cm" svg:height="0.722cm" svg:x="4.93cm" svg:y="0.314cm"><text:p text:style-name="P1">BP Cập nhật sách</text:p></draw:rect><draw:rect text:anchor-type="paragraph" draw:z-index="2" draw:style-name="gr1" draw:text-style-name="P1" svg:width="3.017cm" svg:height="0.636cm" svg:x="1.085cm" svg:y="0.367cm"><text:p text:style-name="P1">Thủ Thư</text:p></draw:rect> <text:s text:c="58"/></text:p>
          <text:p text:style-name="Standard"/>
          <text:p text:style-name="Standard"/>
          <text:p text:style-name="Standard"/>
          <text:p text:style-name="Standard"/>
          <text:p text:style-name="Standard"/>
          <text:p text:style-name="Standard"/>
        </draw:text-box>
      </draw:frame>
      <text:p text:style-name="P3"><text:s/>Phần mềm quản lý thư viện</text:p>
      <text:p text:style-name="P5"/>
      <text:p text:style-name="P4">Mục lục tài liệu</text:p>
      <text:p text:style-name="P4"><text:s text:c="2"/>Phần 1: Giới thiệu ý tưởng phần mêm</text:p>
      <text:p text:style-name="P4"><text:s text:c="2"/>Phần 2: Mô tả tổng quát nhiệm vụ hệ thống</text:p>
      <text:p text:style-name="P4"><text:s text:c="2"/>Phần 3: Mô tả chi tiết từng nhiệm vụ trong hệ thống</text:p>
      <text:p text:style-name="P4"><text:s text:c="2"/>Phần 4: Các yêu cầu cần đạt được theo tài liệu đặc tả</text:p>
      <text:p text:style-name="P6"><text:s/></text:p>
      <text:list xml:id="list28185046" text:style-name="L1">
        <text:list-item>
          <text:list>
            <text:list-item>
              <text:p text:style-name="P7">Phần 1: Giới thiệu ý tưởng phần mềm</text:p>
              <text:list>
                <text:list-item>
                  <text:p text:style-name="P7"><text:s/>Thư viện trường đại học là một phần không thể thiếu trong hệ thống các trường đại học</text:p>
                </text:list-item>
                <text:list-item>
                  <text:p text:style-name="P7"><text:s/>Thư viện là nơi nâng cao kiến thức của sinh viên bằng việc tăng cường tìm hiểu sách báo <text:s text:c="11"/></text:p>
                </text:list-item>
                <text:list-item>
                  <text:p text:style-name="P7">Nhận thấy sự quản lý khó khăn trong việc quản lý thư viện trường.Nhóm sinh viên đã có ý tưởng tạo ra phần mềm quản lý thư viện.Phần mềm quản lý thư viện là một phần mềm quản lý, nhằm mục đích cho các cán bộ thư viện quản lý dễ dàng, và cũng giúp cho sinh viên có thể tìm kiếm nhanh các sách báo có trong thư viện.</text:p>
                </text:list-item>
                <text:list-item>
                  <text:p text:style-name="P7">Phần mềm dựa theo những mô tả chức năng cơ bản và chi tiết của các cán bộ thư viện trường.Tất cả các chức năng chính đều được thu thập ý kiến từ các cán bộ thư viện sử dụng phần mềm.</text:p>
                </text:list-item>
                <text:list-item>
                  <text:p text:style-name="P7">Đồng thời trong quá trình xây dựng phần mềm tất cả thành viên nhóm phát triển sẽ có ý tưởng tốt hơn cho mỗi phần công việc mình được giao,sao cho phát triển phần mềm đúng tiêu chuẩn và <text:s/>chuyên nghiệp hơn.</text:p>
                </text:list-item>
              </text:list>
            </text:list-item>
            <text:list-item>
              <text:p text:style-name="P7">Phần 2: Mô tả tổng quát hệ thống.</text:p>
              <text:list>
                <text:list-header>
                  <text:p text:style-name="P8"><text:s/>Hình 1: <text:s/>Mô tả tổng quát hệ thống</text:p>
                </text:list-header>
                <text:list-item>
                  <text:p text:style-name="P7">hệ thống có 3 bộ phận chính là bộ phận : Thủ thư, BP Cập nhật sách, Bộ phận cấp thẻ </text:p>
                  <text:p text:style-name="P7"><text:s/><text:span text:style-name="T3">Thủ thư:</text:span> <text:span text:style-name="T1">Thực </text:span>hiện<text:span text:style-name="T1"> việc cho mượn </text:span>sách<text:span text:style-name="T1">, </text:span>và<text:span text:style-name="T1"> </text:span>trả<text:span text:style-name="T1"> sách </text:span>của<text:span text:style-name="T1"> độc giả,Quản lý thông tin độc giả</text:span></text:p>
                  <text:p text:style-name="P7"><text:span text:style-name="T3">Bộ phận cập nhật sách</text:span>: T<text:span text:style-name="T1">iếp nhận những sách mới, tiến hành phân loại sách.Nhập thông tin của sách và chuyển sách vào các ngăn kệ đựng sách</text:span> </text:p>
                  <text:p text:style-name="P7"><text:span text:style-name="T3">Bộ phận cấp thẻ:</text:span> <text:span text:style-name="T1">tiếp nhận các thông tin yêu cầu làm thẻ của độc giả. Để tiến hành làm thẻ độc giả</text:span></text:p>
                  <text:p text:style-name="P7"><text:span text:style-name="T3">Bộ phận quản lý:</text:span> <text:span text:style-name="T1"><text:s/>Là người quản lý chịu trách nhiệm điều hành chung cho toàn bộ các công tác trong Thư viện</text:span> </text:p>
                </text:list-item>
                <text:list-item>
                  <text:p text:style-name="P7"><text:soft-page-break/>Hệ thống có sự liên kết chặt chẽ giữa các bộ phận với nhau. Và tiến hành theo quy tắc chung của người quản lý thư viện.</text:p>
                </text:list-item>
                <text:list-item>
                  <text:p text:style-name="P7">Các bộ phận được thiết lập trong cùng một không gian nhà trường trong 1 khu vực cố định, Vì thế phần mềm phải cho phép kết nối mạng lan để gửi các yêu cầu qua lại giữa các bộ phận.</text:p>
                </text:list-item>
              </text:list>
            </text:list-item>
            <text:list-item>
              <text:p text:style-name="P7">Phần 3: Mô tả chi tiết từng nhiệm vụ hệ thống.</text:p>
              <text:list>
                <text:list-item>
                  <text:p text:style-name="P7">Sau khi thu thập tất cả ý kiến từ ban điều hành thư viện.Nhóm phát triển rút ra được một số quy tắc và chức năng chính như sau:</text:p>
                  <text:list>
                    <text:list-item>
                      <text:p text:style-name="P10"><text:span text:style-name="T2">Công việc nhập sách: </text:span><text:span text:style-name="T1">khi nhận sách mới, bộ phận cập nhật sách sẽ ghi mã sách vào từng cuốn sách,đồng thời nhập thông tin của mỗi cuốn sách vào một phiếu nhập và lưu vào vị trí riêng</text:span></text:p>
                    </text:list-item>
                    <text:list-item>
                      <text:p text:style-name="P10"><text:span text:style-name="T2">Đăng kí độc giả mới</text:span><text:span text:style-name="T1">Khi độc giả đến đăng ký làm thẻ trình thẻ sinh viên và nộp một hình của độc giả và kèm theo lệ phí làm thẻ. Thủ thư sẽ ghi lại các thông tin có liên quan đến độc giả và chuyển thông tin này đến bộ phận cấp thẻ độc giả. Đồng thời tao một phiếu mượn sách để lưu tất cả các thông tin mượn trả sách.</text:span><text:line-break/><text:span text:style-name="T1">Sau đó độc giả sẽ được cấp một thẻ độc giả,mỗi thẻ sẽ có một mã số thẻ riêng không trùng với các thẻ khác</text:span></text:p>
                    </text:list-item>
                    <text:list-item>
                      <text:p text:style-name="P10"><text:span text:style-name="T4">    </text:span><text:span text:style-name="T2">Quy trình mượn trả sách: </text:span><text:span text:style-name="T1">Khi độc giả đến mượn sách sẽ được yêu cầu nhập thông tin sách cần mượn vào phiếu yêu cầu. Thủ thư căn cứ vào thông tin về sách yêu cầu mà độc giả đã ghi vào phiếu yêu cầu để để lấy sách cho độc giả. Việc tìm sách dựa vào tên và thể loại sách để xác định ngăn, kệ chứa sách. Khi tìm được sách thủ thư nhập lại thông tin sách mượn vào phiếu mượn sách. Thủ thư theo dõi việc mượn sách của độc giả dựa vào ngày mượn ghi trên chi tiết phiếu mượn. Khi trả sách: Thủ thư sẽ căn cứ vào thông tin trên phiếu mượn để nhận sách, nếu độc giả nào vi phạm các quy định của thư viên sẽ bị xử phạt tuỳ theo mức độ vi phạm.</text:span> </text:p>
                    </text:list-item>
                    <text:list-item>
                      <text:p text:style-name="P10"><text:span text:style-name="T4"><text:s/></text:span><text:span text:style-name="T2">Báo cáo thống kê: </text:span><text:span text:style-name="T1">Ngoài công việc phục vụ trực tiếp bạn đọc, Thư viện còn phải thống kê độc giả theo thời gian chỉ định từ đó năm bắt được chính xác số độc giả và các thông tin liên quan. Thống kê sách và các thông tin liên quan đến sách như số sách mượn, số sách còn…để biết được tình hình sách tại thư viện</text:span> </text:p>
                    </text:list-item>
                    <text:list-item>
                      <text:p text:style-name="P10"><text:span text:style-name="T4"><text:s/></text:span><text:span text:style-name="T2">Quản lý sách: </text:span><text:span text:style-name="T1">Phòng chứa sách của thư viện có nhiều kệ sách lớn, mỗi kệ sách gồm nhiều ngăn nhỏ được đánh số thứ tự. Mỗi ngăn chứa một loại sách nhất định</text:span> </text:p>
                    </text:list-item>
                  </text:list>
                </text:list-item>
              </text:list>
            </text:list-item>
            <text:list-item>
              <text:p text:style-name="P9">Phần 4: Các yêu cầu cần đạt được theo tài liệu đặc tả</text:p>
              <text:p text:style-name="P7"><text:s/>   <text:span text:style-name="T1">Một hệ thống quản lý thư viện có nhiệm vụ quản lý kho tư liệu mà thư viện hiện có, phục vụ công tác tra cứu, nghiên cứu của độc giả. Hệ thống quản lý thư viện phải nắm được số lượng sách có trong thư viện, phân loại sách theo phân loại, môn loại cụ thể để dễ dàng cho việc mã hoá, tiện cho việc truy tìm. Ngoài ra hệ thống cũng phải biết được tình trạng hiện tại, phải được cập nhật thông tin mỗi khi bổ sung các tư liệu mới hoặc thanh lý các tư liệu không có giá trị. Đối với việc phục vụ tra cứu, hệ thống phải đưa ra mục lục phân loại, môn loại các sách có trong thư viện, sao cho độc giả dễ dàng tìm được các tư liệu cần thiết, bên cạnh đó hệ thống cũng phải quản lý được </text:span><text:soft-page-break/><text:span text:style-name="T1">những độc giả có nhu cầu mượn tư liệu. Thông thường việc phân loại sách và quản lý độc giả là những công việc  phức tạp nhất trong hệ thống quản lý thư việ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Mũi_20_tên_20_đầu_20_1" draw:display-name="Mũi tên đầu 1"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22pt" style:font-size-asian="22pt" style:font-size-complex="22pt"/>
    </style:style>
    <style:page-layout style:name="Mpm1">
      <style:page-layout-properties fo:page-width="20.999cm" fo:page-height="29.699cm" style:num-format="1" style:print-orientation="portrait" fo:margin-top="2cm" fo:margin-bottom="2cm" fo:margin-left="1.826cm" fo:margin-right="1.43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ài liệu đặc tả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59M49S</meta:editing-duration>
    <meta:editing-cycles>5</meta:editing-cycles>
    <meta:generator>OpenOffice.org/3.1$Win32 OpenOffice.org_project/310m19$Build-9420</meta:generator>
    <dc:date>2010-10-24T08:08:33.47</dc:date>
    <meta:document-statistic meta:table-count="0" meta:image-count="0" meta:object-count="0" meta:page-count="3" meta:paragraph-count="33" meta:word-count="1095" meta:character-count="4904"/>
    <meta:user-defined meta:name="Info 1"/>
    <meta:user-defined meta:name="Info 2"/>
    <meta:user-defined meta:name="Info 3"/>
    <meta:user-defined meta:name="Info 4"/>
  </office:meta>
</office:document-meta>
</file>